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2pt solid #000000" fo:border-left="thin solid #000000" fo:border-right="none" style:vertical-align="automatic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fo:background-color="#00FFFF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6633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 fo:background-color="#FF6633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none" fo:border-left="none" fo:border-right="thin solid #000000" fo:background-color="#FFFF00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23FF23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fo:background-color="#23FF23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wrap-option="wrap" fo:background-color="#FFFFFF"/>
    </style:style>
    <style:style style:name="ce12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fo:wrap-option="wrap" fo:background-color="#FFFFFF"/>
    </style:style>
    <style:style style:name="ce13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wrap-option="wrap" fo:background-color="#00FFFF"/>
    </style:style>
    <style:style style:name="ce1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wrap-option="wrap" fo:background-color="#00FFFF"/>
    </style:style>
    <style:style style:name="ce15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wrap-option="wrap" fo:background-color="#FF6633"/>
    </style:style>
    <style:style style:name="ce16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wrap-option="wrap" fo:background-color="#FF6633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wrap-option="wrap" fo:background-color="#FFFF00"/>
    </style:style>
    <style:style style:name="ce18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wrap-option="wrap" fo:background-color="#FFFF00"/>
    </style:style>
    <style:style style:name="ce19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wrap-option="wrap" fo:background-color="#23FF23"/>
    </style:style>
    <style:style style:name="ce20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wrap-option="wrap" fo:background-color="#23FF23"/>
    </style:style>
    <style:style style:name="ce21" style:family="table-cell" style:parent-style-name="Default" style:data-style-name="N0">
      <style:table-cell-properties fo:border="2pt solid #000000" style:vertical-align="automatic" fo:wrap-option="wrap" fo:background-color="transparent"/>
    </style:style>
    <style:style style:name="ce22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/>
    </style:style>
    <style:style style:name="ce23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wrap-option="wrap" fo:background-color="#FFFFFF" style:cell-protect="none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hidden-and-protected"/>
    </style:style>
    <style:style style:name="ce25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wrap-option="wrap" fo:background-color="#00FFFF" style:cell-protect="none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 fo:wrap-option="wrap" fo:background-color="#00FFFF" style:cell-protect="none"/>
    </style:style>
    <style:style style:name="ce27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background-color="#FF6633" style:cell-protect="none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 fo:background-color="#FF6633" style:cell-protect="none"/>
    </style:style>
    <style:style style:name="ce29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background-color="#FFFF00" style:cell-protect="none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 fo:background-color="#FFFF00" style:cell-protect="none"/>
    </style:style>
    <style:style style:name="ce31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background-color="#23FF23" style:cell-protect="none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 fo:background-color="#23FF23" style:cell-protect="none"/>
    </style:style>
    <style:style style:name="ce33" style:family="table-cell" style:parent-style-name="Default" style:data-style-name="N0">
      <style:table-cell-properties fo:border-top="none" fo:border-bottom="thin solid #000000" fo:border-left="2pt solid #000000" fo:border-right="2pt solid #000000" style:vertical-align="automatic" fo:background-color="transparent" style:cell-protect="none"/>
    </style:style>
    <style:style style:name="ce34" style:family="table-cell" style:parent-style-name="Default" style:data-style-name="N0">
      <style:table-cell-properties fo:border-top="none" fo:border-bottom="thin solid #000000" fo:border-left="none" fo:border-right="2pt solid #000000" style:vertical-align="automatic" style:cell-protect="hidden-and-protected"/>
    </style:style>
    <style:style style:name="ce3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fo:background-color="#FFFFFF" style:cell-protect="none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hidden-and-protected"/>
    </style:style>
    <style:style style:name="ce3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fo:background-color="#00FFFF" style:cell-protect="none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#00FFFF" style:cell-protect="none"/>
    </style:style>
    <style:style style:name="ce3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6633" style:cell-protect="none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6633" style:cell-protect="none"/>
    </style:style>
    <style:style style:name="ce4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FF00" style:cell-protect="none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FF00" style:cell-protect="none"/>
    </style:style>
    <style:style style:name="ce4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23FF23" style:cell-protect="none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23FF23" style:cell-protect="none"/>
    </style:style>
    <style:style style:name="ce45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transparent" style:cell-protect="none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style:cell-protect="hidden-and-protected"/>
    </style:style>
    <style:style style:name="ce47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fo:wrap-option="wrap" fo:background-color="#FFFFFF" style:cell-protect="none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hidden-and-protected"/>
    </style:style>
    <style:style style:name="ce49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fo:wrap-option="wrap" fo:background-color="#00FFFF" style:cell-protect="none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2pt solid #000000" style:vertical-align="automatic" fo:wrap-option="wrap" fo:background-color="#00FFFF" style:cell-protect="none"/>
    </style:style>
    <style:style style:name="ce51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fo:background-color="#FF6633" style:cell-protect="none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2pt solid #000000" style:vertical-align="automatic" fo:background-color="#FF6633" style:cell-protect="none"/>
    </style:style>
    <style:style style:name="ce53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fo:background-color="#FFFF00" style:cell-protect="none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2pt solid #000000" style:vertical-align="automatic" fo:background-color="#FFFF00" style:cell-protect="none"/>
    </style:style>
    <style:style style:name="ce55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fo:background-color="#23FF23" style:cell-protect="none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2pt solid #000000" style:vertical-align="automatic" fo:background-color="#23FF23" style:cell-protect="none"/>
    </style:style>
    <style:style style:name="ce57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transparent" style:cell-protect="none"/>
    </style:style>
    <style:style style:name="ce58" style:family="table-cell" style:parent-style-name="Default" style:data-style-name="N0">
      <style:table-cell-properties fo:border-top="thin solid #000000" fo:border-bottom="none" fo:border-left="none" fo:border-right="2pt solid #000000" style:vertical-align="automatic" style:cell-protect="hidden-and-protected"/>
    </style:style>
    <style:style style:name="ce59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wrap-option="wrap" fo:background-color="#FFFFFF" style:cell-protect="hidden-and-protected"/>
    </style:style>
    <style:style style:name="ce60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fo:background-color="#FFFFFF" style:cell-protect="hidden-and-protected"/>
    </style:style>
    <style:style style:name="ce61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wrap-option="wrap" fo:background-color="#00FFFF" style:cell-protect="hidden-and-protected"/>
    </style:style>
    <style:style style:name="ce62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wrap-option="wrap" fo:background-color="#00FFFF" style:cell-protect="hidden-and-protected"/>
    </style:style>
    <style:style style:name="ce63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#FF6633" style:cell-protect="hidden-and-protected"/>
    </style:style>
    <style:style style:name="ce6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#FF6633" style:cell-protect="hidden-and-protected"/>
    </style:style>
    <style:style style:name="ce65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#FFFF00" style:cell-protect="hidden-and-protected"/>
    </style:style>
    <style:style style:name="ce66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#FFFF00" style:cell-protect="hidden-and-protected"/>
    </style:style>
    <style:style style:name="ce6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#23FF23" style:cell-protect="hidden-and-protected"/>
    </style:style>
    <style:style style:name="ce68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#23FF23" style:cell-protect="hidden-and-protected"/>
    </style:style>
    <style:style style:name="ce69" style:family="table-cell" style:parent-style-name="Default" style:data-style-name="N0">
      <style:table-cell-properties fo:border="2pt solid #000000" style:vertical-align="automatic" fo:background-color="transparent" style:cell-protect="hidden-and-protected"/>
    </style:style>
    <style:style style:name="ce70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cell-protect="hidden-and-protected"/>
    </style:style>
    <style:style style:name="ce71" style:family="table-cell" style:parent-style-name="Default" style:data-style-name="N0">
      <style:table-cell-properties fo:border-top="none" fo:border-bottom="2pt solid #000000" fo:border-left="thin solid #000000" fo:border-right="none" style:vertical-align="automatic" style:cell-protect="hidden-and-protected"/>
    </style:style>
    <style:style style:name="ce72" style:family="table-cell" style:parent-style-name="Default" style:data-style-name="N0">
      <style:table-cell-properties fo:border-top="none" fo:border-bottom="2pt solid #000000" fo:border-left="2pt solid #000000" fo:border-right="none" style:vertical-align="automatic" style:cell-protect="hidden-and-protected"/>
    </style:style>
    <style:style style:name="ce73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cell-protect="hidden-and-protected"/>
    </style:style>
    <style:style style:name="ce74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transparent" style:cell-protect="hidden-and-protected"/>
    </style:style>
    <style:style style:name="ce75" style:family="table-cell" style:parent-style-name="Default" style:data-style-name="N0">
      <style:table-cell-properties style:cell-protect="hidden-and-protected"/>
    </style:style>
    <style:style style:name="ce76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7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78" style:family="table-cell" style:parent-style-name="Default" style:data-style-name="N0">
      <style:table-cell-properties fo:border-top="none" fo:border-bottom="2pt solid #000000" fo:border-left="2pt solid #000000" fo:border-right="thin solid #000000" style:vertical-align="automatic" fo:wrap-option="wrap" style:cell-protect="hidden-and-protected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4.153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3.94229166666667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0.3175cm"/>
    </style:style>
    <style:style style:name="co6" style:family="table-column">
      <style:table-column-properties fo:break-before="auto" style:column-width="1.772708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1.5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17.2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ablona_prerozdelovani_bodu_S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2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2">
            <text:p>6.týden</text:p>
          </table:table-cell>
          <table:table-cell table:style-name="ce3"/>
          <table:table-cell office:value-type="string" table:style-name="ce4">
            <text:p>8.týden</text:p>
          </table:table-cell>
          <table:table-cell table:style-name="ce5"/>
          <table:table-cell office:value-type="string" table:style-name="ce6">
            <text:p>10.týden</text:p>
          </table:table-cell>
          <table:table-cell table:style-name="ce7"/>
          <table:table-cell office:value-type="string" table:style-name="ce8">
            <text:p>12.týden</text:p>
          </table:table-cell>
          <table:table-cell table:style-name="ce9"/>
          <table:table-cell table:style-name="ce10"/>
          <table:table-cell table:number-columns-repeated="16373" table:style-name="ce1"/>
        </table:table-row>
        <table:table-row table:style-name="ro3">
          <table:table-cell office:value-type="string" table:style-name="ce11">
            <text:p>Příjmení a jméno</text:p>
          </table:table-cell>
          <table:table-cell office:value-type="string" table:style-name="ce12">
            <text:p>Přerozdělené body celkem</text:p>
          </table:table-cell>
          <table:table-cell office:value-type="string" table:style-name="ce13">
            <text:p>Důvod přerozdělení</text:p>
          </table:table-cell>
          <table:table-cell office:value-type="string" table:style-name="ce14">
            <text:p>Přerozdělené body</text:p>
          </table:table-cell>
          <table:table-cell office:value-type="string" table:style-name="ce15">
            <text:p>Důvod přerozdělení</text:p>
          </table:table-cell>
          <table:table-cell office:value-type="string" table:style-name="ce16">
            <text:p>Přerozdělené body</text:p>
          </table:table-cell>
          <table:table-cell office:value-type="string" table:style-name="ce17">
            <text:p>Důvod přerozdělení</text:p>
          </table:table-cell>
          <table:table-cell office:value-type="string" table:style-name="ce18">
            <text:p>Přerozdělené body</text:p>
          </table:table-cell>
          <table:table-cell office:value-type="string" table:style-name="ce19">
            <text:p>Důvod přerozdělení</text:p>
          </table:table-cell>
          <table:table-cell office:value-type="string" table:style-name="ce20">
            <text:p>Přerozdělené body</text:p>
          </table:table-cell>
          <table:table-cell table:style-name="ce21"/>
          <table:table-cell office:value-type="string" table:style-name="ce22">
            <text:p>Celkem</text:p>
          </table:table-cell>
          <table:table-cell table:number-columns-repeated="16372"/>
        </table:table-row>
        <table:table-row table:style-name="ro4">
          <table:table-cell office:value-type="string" table:style-name="ce23">
            <text:p>Michal Stanke</text:p>
          </table:table-cell>
          <table:table-cell office:value-type="float" office:value="0" table:style-name="ce24">
            <text:p>0</text:p>
          </table:table-cell>
          <table:table-cell table:style-name="ce25"/>
          <table:table-cell office:value-type="float" office:value="0" table:style-name="ce26">
            <text:p>0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33"/>
          <table:table-cell office:value-type="float" office:value="0" table:style-name="ce34">
            <text:p>0</text:p>
          </table:table-cell>
          <table:table-cell table:number-columns-repeated="16372"/>
        </table:table-row>
        <table:table-row table:style-name="ro4">
          <table:table-cell office:value-type="string" table:style-name="ce35">
            <text:p>Piero Šesták</text:p>
          </table:table-cell>
          <table:table-cell office:value-type="float" office:value="0" table:style-name="ce36">
            <text:p>0</text:p>
          </table:table-cell>
          <table:table-cell office:value-type="string" table:style-name="ce37">
            <text:p><text:s/></text:p>
          </table:table-cell>
          <table:table-cell office:value-type="float" office:value="0" table:style-name="ce38">
            <text:p>0</text:p>
          </table:table-cell>
          <table:table-cell table:style-name="ce39"/>
          <table:table-cell table:style-name="ce40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office:value-type="float" office:value="0" table:style-name="ce46">
            <text:p>0</text:p>
          </table:table-cell>
          <table:table-cell table:number-columns-repeated="16372"/>
        </table:table-row>
        <table:table-row table:style-name="ro4">
          <table:table-cell office:value-type="string" table:style-name="ce35">
            <text:p>Lukáš Toman</text:p>
          </table:table-cell>
          <table:table-cell office:value-type="float" office:value="0" table:style-name="ce36">
            <text:p>0</text:p>
          </table:table-cell>
          <table:table-cell table:style-name="ce37"/>
          <table:table-cell office:value-type="float" office:value="0" table:style-name="ce38">
            <text:p>0</text:p>
          </table:table-cell>
          <table:table-cell table:style-name="ce39"/>
          <table:table-cell table:style-name="ce40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office:value-type="float" office:value="0" table:style-name="ce46">
            <text:p>0</text:p>
          </table:table-cell>
          <table:table-cell table:number-columns-repeated="16372"/>
        </table:table-row>
        <table:table-row table:style-name="ro4">
          <table:table-cell office:value-type="string" table:style-name="ce47">
            <text:p>Jan Vrátník</text:p>
          </table:table-cell>
          <table:table-cell office:value-type="float" office:value="0" table:style-name="ce48">
            <text:p>0</text:p>
          </table:table-cell>
          <table:table-cell table:style-name="ce49"/>
          <table:table-cell office:value-type="float" office:value="0" table:style-name="ce50">
            <text:p>0</text:p>
          </table:table-cell>
          <table:table-cell table:style-name="ce51"/>
          <table:table-cell table:style-name="ce52"/>
          <table:table-cell table:style-name="ce53"/>
          <table:table-cell table:style-name="ce54"/>
          <table:table-cell table:style-name="ce55"/>
          <table:table-cell table:style-name="ce56"/>
          <table:table-cell table:style-name="ce57"/>
          <table:table-cell office:value-type="float" office:value="0" table:style-name="ce58">
            <text:p>0</text:p>
          </table:table-cell>
          <table:table-cell table:number-columns-repeated="16372"/>
        </table:table-row>
        <table:table-row table:style-name="ro5">
          <table:table-cell office:value-type="string" table:style-name="ce59">
            <text:p><text:span text:style-name="T2">Celkem<text:s/></text:span>(musí být 0)</text:p>
          </table:table-cell>
          <table:table-cell office:value-type="float" office:value="0" table:style-name="ce60">
            <text:p>0</text:p>
          </table:table-cell>
          <table:table-cell table:style-name="ce61"/>
          <table:table-cell office:value-type="float" office:value="0" table:style-name="ce62">
            <text:p>0</text:p>
          </table:table-cell>
          <table:table-cell table:style-name="ce63"/>
          <table:table-cell office:value-type="float" office:value="0" table:style-name="ce64">
            <text:p>0</text:p>
          </table:table-cell>
          <table:table-cell table:style-name="ce65"/>
          <table:table-cell office:value-type="float" office:value="0" table:style-name="ce66">
            <text:p>0</text:p>
          </table:table-cell>
          <table:table-cell table:style-name="ce67"/>
          <table:table-cell office:value-type="float" office:value="0" table:style-name="ce68">
            <text:p>0</text:p>
          </table:table-cell>
          <table:table-cell table:style-name="ce69"/>
          <table:table-cell office:value-type="float" office:value="0" table:style-name="ce70">
            <text:p>0</text:p>
          </table:table-cell>
          <table:table-cell table:number-columns-repeated="16372"/>
        </table:table-row>
        <table:table-row table:style-name="ro6">
          <table:table-cell office:value-type="string" table:style-name="ce78">
            <text:p>Přerozděleno</text:p>
          </table:table-cell>
          <table:table-cell office:value-type="float" office:value="0" table:style-name="ce71">
            <text:p>0</text:p>
          </table:table-cell>
          <table:table-cell office:value-type="string" table:style-name="ce72">
            <text:p>Každý v týmu udělal to, co měl. Nikdo nepožaduje body navíc.</text:p>
          </table:table-cell>
          <table:table-cell office:value-type="float" office:value="0" table:style-name="ce73">
            <text:p>0</text:p>
          </table:table-cell>
          <table:table-cell table:style-name="ce72"/>
          <table:table-cell office:value-type="float" office:value="0" table:style-name="ce73">
            <text:p>0</text:p>
          </table:table-cell>
          <table:table-cell table:style-name="ce72"/>
          <table:table-cell office:value-type="float" office:value="0" table:style-name="ce73">
            <text:p>0</text:p>
          </table:table-cell>
          <table:table-cell table:style-name="ce72"/>
          <table:table-cell office:value-type="float" office:value="0" table:style-name="ce73">
            <text:p>0</text:p>
          </table:table-cell>
          <table:table-cell table:style-name="ce74"/>
          <table:table-cell office:value-type="float" office:value="0" table:style-name="ce73">
            <text:p>0</text:p>
          </table:table-cell>
          <table:table-cell table:number-columns-repeated="16372"/>
        </table:table-row>
        <table:table-row table:style-name="ro1" table:visibility="collapse">
          <table:table-cell table:number-columns-repeated="3" table:style-name="ce75"/>
          <table:table-cell office:value-type="float" office:value="2" table:style-name="ce75">
            <text:p>2</text:p>
          </table:table-cell>
          <table:table-cell table:style-name="ce75"/>
          <table:table-cell office:value-type="float" office:value="0" table:style-name="ce75">
            <text:p>0</text:p>
          </table:table-cell>
          <table:table-cell table:style-name="ce75"/>
          <table:table-cell office:value-type="float" office:value="0" table:style-name="ce75">
            <text:p>0</text:p>
          </table:table-cell>
          <table:table-cell table:style-name="ce75"/>
          <table:table-cell office:value-type="float" office:value="0" table:style-name="ce75">
            <text:p>0</text:p>
          </table:table-cell>
          <table:table-cell table:number-columns-repeated="2" table:style-name="ce75"/>
          <table:table-cell table:number-columns-repeated="16372"/>
        </table:table-row>
        <table:table-row table:style-name="ro1" table:visibility="collapse">
          <table:table-cell table:number-columns-repeated="3" table:style-name="ce75"/>
          <table:table-cell office:value-type="float" office:value="1" table:style-name="ce75">
            <text:p>1</text:p>
          </table:table-cell>
          <table:table-cell table:style-name="ce75"/>
          <table:table-cell office:value-type="float" office:value="0" table:style-name="ce75">
            <text:p>0</text:p>
          </table:table-cell>
          <table:table-cell table:style-name="ce75"/>
          <table:table-cell office:value-type="float" office:value="0" table:style-name="ce75">
            <text:p>0</text:p>
          </table:table-cell>
          <table:table-cell table:style-name="ce75"/>
          <table:table-cell office:value-type="float" office:value="0" table:style-name="ce75">
            <text:p>0</text:p>
          </table:table-cell>
          <table:table-cell table:number-columns-repeated="2" table:style-name="ce75"/>
          <table:table-cell table:number-columns-repeated="16372"/>
        </table:table-row>
        <table:table-row table:style-name="ro1" table:visibility="collapse">
          <table:table-cell table:number-columns-repeated="3" table:style-name="ce75"/>
          <table:table-cell office:value-type="float" office:value="3" table:style-name="ce75">
            <text:p>3</text:p>
          </table:table-cell>
          <table:table-cell table:style-name="ce75"/>
          <table:table-cell office:value-type="float" office:value="0" table:style-name="ce75">
            <text:p>0</text:p>
          </table:table-cell>
          <table:table-cell table:style-name="ce75"/>
          <table:table-cell office:value-type="float" office:value="0" table:style-name="ce75">
            <text:p>0</text:p>
          </table:table-cell>
          <table:table-cell table:style-name="ce75"/>
          <table:table-cell office:value-type="float" office:value="0" table:style-name="ce75">
            <text:p>0</text:p>
          </table:table-cell>
          <table:table-cell table:number-columns-repeated="2" table:style-name="ce75"/>
          <table:table-cell table:number-columns-repeated="16372"/>
        </table:table-row>
        <table:table-row table:number-rows-repeated="3" table:style-name="ro1" table:visibility="collapse">
          <table:table-cell table:number-columns-repeated="3" table:style-name="ce75"/>
          <table:table-cell office:value-type="float" office:value="0" table:style-name="ce75">
            <text:p>0</text:p>
          </table:table-cell>
          <table:table-cell table:style-name="ce75"/>
          <table:table-cell office:value-type="float" office:value="0" table:style-name="ce75">
            <text:p>0</text:p>
          </table:table-cell>
          <table:table-cell table:style-name="ce75"/>
          <table:table-cell office:value-type="float" office:value="0" table:style-name="ce75">
            <text:p>0</text:p>
          </table:table-cell>
          <table:table-cell table:style-name="ce75"/>
          <table:table-cell office:value-type="float" office:value="0" table:style-name="ce75">
            <text:p>0</text:p>
          </table:table-cell>
          <table:table-cell table:number-columns-repeated="2" table:style-name="ce75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76">
            <text:p>Počet členů týmu:</text:p>
          </table:table-cell>
          <table:table-cell office:value-type="float" office:value="4" table:style-name="ce77">
            <text:p>4</text:p>
          </table:table-cell>
          <table:table-cell table:number-columns-repeated="16382"/>
        </table:table-row>
        <table:table-row table:number-rows-repeated="1048558" table:style-name="ro1">
          <table:table-cell table:number-columns-repeated="16384"/>
        </table:table-row>
      </table:table>
      <table:table table:name="List2" table:style-name="ta1">
        <table:table-column table:style-name="co8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List3" table:style-name="ta1">
        <table:table-column table:style-name="co8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cs" number:country="CZ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36" number:language="cs" number:country="CZ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.393700787401575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ánk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Hanzik</meta:initial-creator>
    <dc:creator>Hanzik</dc:creator>
    <meta:creation-date>2007-09-03T10:02:05Z</meta:creation-date>
    <dc:date>2013-10-28T14:07:21Z</dc:date>
    <meta:print-date>2013-10-28T14:06:01Z</meta:print-date>
    <meta:editing-cycles>12</meta:editing-cycles>
    <meta:editing-duration>PT11077S</meta:editing-duration>
    <meta:user-defined meta:name="Info 1"/>
    <meta:user-defined meta:name="Info 2"/>
    <meta:user-defined meta:name="Info 3"/>
    <meta:user-defined meta:name="Info 4"/>
  </office:meta>
</office:document-meta>
</file>